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Times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0.298cm" table:align="left"/>
    </style:style>
    <style:style style:name="Tabela1.A" style:family="table-column">
      <style:table-column-properties style:column-width="0.298cm"/>
    </style:style>
    <style:style style:name="Tabela1.A1" style:family="table-cell">
      <style:table-cell-properties style:vertical-align="middle" fo:padding="0cm" fo:border="none"/>
    </style:style>
    <style:style style:name="P1" style:family="paragraph" style:parent-style-name="Text_20_body">
      <style:text-properties style:font-name="Times New Roman" fo:font-size="9pt"/>
    </style:style>
    <style:style style:name="P2" style:family="paragraph" style:parent-style-name="Table_20_Contents">
      <style:text-properties fo:font-size="12pt" style:font-size-asian="12pt" style:font-size-complex="12pt"/>
    </style:style>
    <style:style style:name="P3" style:family="paragraph" style:parent-style-name="Table_20_Contents">
      <style:text-properties fo:font-size="12pt" style:font-size-asian="12pt" style:font-size-complex="12pt" loext:padding="0cm" loext:border="none"/>
    </style:style>
    <style:style style:name="P4" style:family="paragraph" style:parent-style-name="Text_20_body">
      <style:paragraph-properties fo:margin-top="0cm" fo:margin-bottom="0cm" loext:contextual-spacing="false"/>
      <style:text-properties style:font-name="Times New Roman" fo:font-size="12pt" style:font-size-asian="12pt" style:font-size-complex="12pt"/>
    </style:style>
    <style:style style:name="P5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DECISÃO INTERLOCUTÓRIA</text:p>
      <text:p text:style-name="P5">Vistos etc.</text:p>
      <text:p text:style-name="P5">Tratam os autos de execução de penas unificadas aplicadas a 11 (onze) anos de reclusão em regime fechado, em que o Ministério Público pugnou pela retificação da guia, alegando erro na sua expedição, porque considerou o apenado como primário em crime hediondo (2/5), todavia ao tempo das condutas criminosas praticadas ele era primário em crime comum por tráfico privilegiado (1/6) referente a ação penal nº 0103067-77.2014.8.20.0124 (evento 1.3, fl. 29).</text:p>
      <text:p text:style-name="P5">Impende registrar, ainda, que o apenado através de seu advogado requer a alteração de 3/5 para 2/5 para o crime de tráfico de drogas, o qual foi condenado na ação penal nº 0101007-97.2015.8.20.0124, alegando que o apenado sofreu duas condenações por ter em sua posse maconha para uso pessoal (evento 8.1).</text:p>
      <text:p text:style-name="P5">Com razão o Ministério Público, opinou pelo deferimento parcial do pedido da defesa (evento 12.1). </text:p>
      <text:p text:style-name="P5">Relatados.</text:p>
      <text:p text:style-name="P5">Compulsando os autos, verifico que o apenado, quando praticou os fatos criminosos que culminaram nestas execuções, era primário em crime comum de tráfico privilegiado, porquanto a sentença condenatória (0103067-77.2014.8.20.0124) transitada em julgado em seu desfavor, reconheceu em seu favor a causa de diminuição de pena prevista no § 4º do art. 33 da Lei nº 11.3434/2006 (evento 1.3, fl. 29).</text:p>
      <text:p text:style-name="P5">Ademais, quanto a reincidência reconhecida na sentença condenatória na ação penal nº 0101007-97.2015.8.20.0124, o apenado ostenta a condição de reincidente a época do crime (evento 1.2, fl. 39) para obtenção da progressão de regime.</text:p>
      <text:p text:style-name="P5">Em sendo assim, necessária a retificação da guia de execução penal relacionada ao crime de tráfico privilegiado na ação penal nº 0103067-77.2014.8.20.0124 para fração de 1/6 (um sexto).</text:p>
      <text:p text:style-name="P5">Isto posto, mando retificar a guia de execução penal, para fazer constar que o penitente é primário, culminando na incidência para progressão de regime da fração de 1/6 (um sexto) da pena para o crime comum referente ao crime de tráfico privilegiado e mantenho a fração de 3/5 (três quinto) para reincidente no crime hediondo.</text:p>
      <text:p text:style-name="P5">P.R.I. Expeça-se a competente Guia de Execução Penal retificadora e os ofícios de ordem à autoridade carcerária. </text:p>
      <text:p text:style-name="P7">Ceará Mirim, 31 de janeiro de 2019.</text:p>
      <text:p text:style-name="P7"/>
      <text:p text:style-name="P6">Henrique Baltazar Vilar dos Santos</text:p>
      <text:p text:style-name="P6">Juiz de Direito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"/>
          </table:table-cell>
        </table:table-row>
        <table:table-row>
          <table:table-cell table:style-name="Tabela1.A1" office:value-type="string">
            <text:p text:style-name="P2"/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Times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0:49:33.945000000</meta:creation-date>
    <dc:date>2019-08-28T08:36:48.708000000</dc:date>
    <meta:editing-duration>PT3M34S</meta:editing-duration>
    <meta:editing-cycles>2</meta:editing-cycles>
    <meta:generator>LibreOffice/5.3.1.2$Windows_x86 LibreOffice_project/e80a0e0fd1875e1696614d24c32df0f95f03deb2</meta:generator>
    <meta:document-statistic meta:table-count="1" meta:image-count="0" meta:object-count="0" meta:page-count="1" meta:paragraph-count="15" meta:word-count="350" meta:character-count="2237" meta:non-whitespace-character-count="1898"/>
  </office:meta>
</office:document-meta>
</file>